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1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8.556cm" fo:margin-left="0cm" fo:margin-top="0cm" fo:margin-bottom="0cm" table:align="left" style:writing-mode="lr-tb"/>
    </style:style>
    <style:style style:name="Tabelle1.A" style:family="table-column">
      <style:table-column-properties style:column-width="8.193cm"/>
    </style:style>
    <style:style style:name="Tabelle1.B" style:family="table-column">
      <style:table-column-properties style:column-width="10.361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1.2" style:family="table-row">
      <style:table-row-properties style:min-row-height="4.644cm" style:keep-together="true" fo:keep-together="auto"/>
    </style:style>
    <style:style style:name="Tabelle1.A2" style:family="table-cell">
      <style:table-cell-properties fo:padding-left="0.15cm" fo:padding-right="0.15cm" fo:padding-top="0.101cm" fo:padding-bottom="0.101cm" fo:border="0.018cm solid #00000a"/>
    </style:style>
    <style:style style:name="Tabelle2" style:family="table">
      <style:table-properties style:width="15.238cm" fo:margin-left="0cm" fo:margin-top="0cm" fo:margin-bottom="0cm" table:align="left" style:writing-mode="lr-tb"/>
    </style:style>
    <style:style style:name="Tabelle2.A" style:family="table-column">
      <style:table-column-properties style:column-width="7.553cm"/>
    </style:style>
    <style:style style:name="Tabelle2.B" style:family="table-column">
      <style:table-column-properties style:column-width="7.684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2.A2" style:family="table-cell">
      <style:table-cell-properties fo:padding-left="0.15cm" fo:padding-right="0.15cm" fo:padding-top="0.101cm" fo:padding-bottom="0.101cm" fo:border="0.018cm solid #00000a"/>
    </style:style>
    <style:style style:name="Tabelle3" style:family="table">
      <style:table-properties style:width="18.556cm" fo:margin-left="0cm" fo:margin-top="0cm" fo:margin-bottom="0cm" table:align="left" style:writing-mode="lr-tb"/>
    </style:style>
    <style:style style:name="Tabelle3.A" style:family="table-column">
      <style:table-column-properties style:column-width="4.782cm"/>
    </style:style>
    <style:style style:name="Tabelle3.B" style:family="table-column">
      <style:table-column-properties style:column-width="13.772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3.A2" style:family="table-cell">
      <style:table-cell-properties fo:padding-left="0.15cm" fo:padding-right="0.15cm" fo:padding-top="0.101cm" fo:padding-bottom="0.101cm" fo:border="0.018cm solid #00000a"/>
    </style:style>
    <style:style style:name="Tabelle3.3" style:family="table-row">
      <style:table-row-properties style:min-row-height="0.358cm" style:keep-together="true" fo:keep-together="auto"/>
    </style:style>
    <style:style style:name="Tabelle4" style:family="table">
      <style:table-properties style:width="19.861cm" fo:margin-left="-0.635cm" fo:margin-top="0cm" fo:margin-bottom="0cm" table:align="left" style:writing-mode="lr-tb"/>
    </style:style>
    <style:style style:name="Tabelle4.A" style:family="table-column">
      <style:table-column-properties style:column-width="7.184cm"/>
    </style:style>
    <style:style style:name="Tabelle4.B" style:family="table-column">
      <style:table-column-properties style:column-width="12.675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4.A2" style:family="table-cell">
      <style:table-cell-properties fo:padding-left="0.15cm" fo:padding-right="0.15cm" fo:padding-top="0.101cm" fo:padding-bottom="0.101cm" fo:border="0.018cm solid #00000a"/>
    </style:style>
    <style:style style:name="Tabelle5" style:family="table">
      <style:table-properties style:width="13.531cm" fo:margin-left="0cm" fo:margin-top="0cm" fo:margin-bottom="0cm" table:align="left" style:writing-mode="lr-tb"/>
    </style:style>
    <style:style style:name="Tabelle5.A" style:family="table-column">
      <style:table-column-properties style:column-width="5.846cm"/>
    </style:style>
    <style:style style:name="Tabelle5.B" style:family="table-column">
      <style:table-column-properties style:column-width="7.684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5.A2" style:family="table-cell">
      <style:table-cell-properties fo:padding-left="0.15cm" fo:padding-right="0.15cm" fo:padding-top="0.101cm" fo:padding-bottom="0.101cm" fo:border="0.018cm solid #00000a"/>
    </style:style>
    <style:style style:name="Tabelle6" style:family="table">
      <style:table-properties style:width="16.092cm" fo:margin-left="0cm" fo:margin-top="0cm" fo:margin-bottom="0cm" table:align="left" style:writing-mode="lr-tb"/>
    </style:style>
    <style:style style:name="Tabelle6.A" style:family="table-column">
      <style:table-column-properties style:column-width="8.405cm"/>
    </style:style>
    <style:style style:name="Tabelle6.B" style:family="table-column">
      <style:table-column-properties style:column-width="7.685cm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6.A2" style:family="table-cell">
      <style:table-cell-properties fo:padding-left="0.15cm" fo:padding-right="0.15cm" fo:padding-top="0.101cm" fo:padding-bottom="0.101cm" fo:border="0.018cm solid #00000a"/>
    </style:style>
    <style:style style:name="Tabelle6.3" style:family="table-row">
      <style:table-row-properties style:min-row-height="0.358cm" style:keep-together="true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/>
      <style:text-properties style:font-name="Consolas" fo:language="en" fo:country="GB" style:font-name-complex="Times New Roman1"/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Heading_20_2" style:list-style-name="WWNum30"/>
    <style:style style:name="P7" style:family="paragraph" style:parent-style-name="Header">
      <style:paragraph-properties fo:margin-left="0cm" fo:margin-right="0cm" fo:text-indent="-2cm" style:auto-text-indent="false"/>
    </style:style>
    <style:style style:name="P8" style:family="paragraph" style:parent-style-name="List_20_Paragraph" style:list-style-name="WWNum32"/>
    <style:style style:name="P9" style:family="paragraph" style:parent-style-name="List_20_Paragraph" style:list-style-name="WWNum33"/>
    <style:style style:name="P10" style:family="paragraph" style:parent-style-name="List_20_Paragraph" style:list-style-name="WWNum34">
      <style:paragraph-properties fo:text-align="justify" style:justify-single-word="false"/>
    </style:style>
    <style:style style:name="P11" style:family="paragraph" style:parent-style-name="Code">
      <style:text-properties fo:language="en" fo:country="GB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/>
    </style:style>
    <style:style style:name="T5" style:family="text">
      <style:text-properties style:font-name="Consolas" fo:language="en" fo:country="GB" style:font-name-complex="Times New Roman1"/>
    </style:style>
    <style:style style:name="T6" style:family="text">
      <style:text-properties style:font-name="Consolas" fo:language="en" fo:country="GB" style:font-name-complex="Times New Roman1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76501949605079139" text:style-name="Outline">
        <text:list-item>
          <text:p text:style-name="P5"><text:span text:style-name="T1">More Exercises: Objects and Simple Classes</text:span></text:p>
        </text:list-item>
      </text:list>
      <text:p text:style-name="Standard"><text:span text:style-name="T1">Problems for exercises and homework for the </text:span><text:a xlink:type="simple" xlink:href="https://softuni.bg/courses/programming-fundamentals" text:style-name="Internet_20_link" text:visited-style-name="Visited_20_Internet_20_Link">“Programming Fundamentals Extended” course @ SoftUni</text:a><text:span text:style-name="T1">.</text:span></text:p>
      <text:p text:style-name="Standard"><text:span text:style-name="T1">Check your solutions here:</text:span><text:a xlink:type="simple" xlink:href="https://judge.softuni.bg/Contests/439" text:style-name="Internet_20_link" text:visited-style-name="Visited_20_Internet_20_Link">https://judge.softuni.bg/Contests/439</text:a><text:span text:style-name="T1">.</text:span></text:p>
      <text:list xml:id="list1736190980140237112" text:style-name="WWNum30">
        <text:list-item>
          <text:h text:style-name="P6" text:outline-level="1"><text:span text:style-name="T3">Exercises</text:span></text:h>
        </text:list-item>
      </text:list>
      <text:p text:style-name="Standard">Exercises are fun … Especially when they represent a <text:span text:style-name="T1">problem from your exercises.</text:span></text:p>
      <text:p text:style-name="Standard"><text:span text:style-name="T1">Implement a </text:span><text:span text:style-name="T2">class Exercise</text:span><text:span text:style-name="T1">, which has a</text:span><text:span text:style-name="T2"> Topic </text:span><text:span text:style-name="T1">(</text:span><text:span text:style-name="T2">string</text:span><text:span text:style-name="T1">), a </text:span><text:span text:style-name="T2">CourseName </text:span><text:span text:style-name="T1">(</text:span><text:span text:style-name="T2">string</text:span><text:span text:style-name="T1">), a </text:span><text:span text:style-name="T2">JudgeContestLink </text:span><text:span text:style-name="T1">(</text:span><text:span text:style-name="T2">string</text:span><text:span text:style-name="T1">), and a </text:span><text:span text:style-name="T2">Problems </text:span><text:span text:style-name="T1">(</text:span><text:span text:style-name="T2">collection</text:span><text:span text:style-name="T1"> of </text:span><text:span text:style-name="T2">strings</text:span><text:span text:style-name="T1">).</text:span></text:p>
      <text:p text:style-name="Standard"><text:span text:style-name="T1">You will receive several input lines containing information about a single exercise in the following format:</text:span></text:p>
      <text:p text:style-name="Code"><text:span text:style-name="T1">{topic} -&gt; {courseName} -&gt; {judgeContestLink} -&gt; {problem1}, {problem2}. . .</text:span></text:p>
      <text:p text:style-name="Standard"><text:span text:style-name="T1">You need to store every exercise in a </text:span><text:span text:style-name="T2">Collection</text:span><text:span text:style-name="T1"> of </text:span><text:span text:style-name="T2">Exercises</text:span><text:span text:style-name="T1">. When you receive the command “</text:span><text:span text:style-name="Code_20_Char"><text:span text:style-name="T1">go go go</text:span></text:span><text:span text:style-name="T1">”, you end the input sequence.</text:span></text:p>
      <text:p text:style-name="Standard"><text:span text:style-name="T1">You must print every exercise, in the following format: </text:span></text:p>
      <text:p text:style-name="Code"><text:span text:style-name="T1">“Exercises: {topic}</text:span></text:p>
      <text:p text:style-name="Code"><text:span text:style-name="T1"><text:s/>Problems for exercises </text:span><text:bookmark-start text:name="OLE_LINK9"/><text:bookmark-start text:name="OLE_LINK8"/><text:span text:style-name="T1">and homework for the “{courseName}” course @ SoftUni.</text:span><text:bookmark-end text:name="OLE_LINK9"/><text:bookmark-end text:name="OLE_LINK8"/></text:p>
      <text:p text:style-name="Code"><text:span text:style-name="T1"><text:s/>Check your solutions here: {judgeContestLink}.</text:span></text:p>
      <text:p text:style-name="Code"><text:span text:style-name="T1"><text:s/>1. {problem1}</text:span></text:p>
      <text:p text:style-name="Code"><text:span text:style-name="T1"><text:s/>2. {problem2}</text:span></text:p>
      <text:p text:style-name="Code"><text:span text:style-name="T1"><text:s/>. . .”</text:span></text:p>
      <text:list xml:id="list33599682" text:continue-list="list6776501949605079139" text:style-name="Outline">
        <text:list-item>
          <text:list>
            <text:list-item>
              <text:list>
                <text:list-item>
                  <text:h text:style-name="Heading_20_3" text:outline-level="3"><text:span text:style-name="T1">Examples</text:span></text:h>
                </text:list-item>
              </text:list>
            </text:list-item>
          </text:list>
        </text:list-item>
      </text:list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3"><text:span text:style-name="T2">Input</text:span></text:p>
          </table:table-cell>
          <table:table-cell table:style-name="Tabelle1.A1" office:value-type="string">
            <text:p text:style-name="P3"><text:span text:style-name="T2">Output</text:span></text:p>
          </table:table-cell>
        </table:table-row>
        <table:table-row table:style-name="Tabelle1.2">
          <table:table-cell table:style-name="Tabelle1.A2" office:value-type="string">
            <text:p text:style-name="P2"><text:span text:style-name="T5">ObjectsAndSimpleClasses -&gt; ProgrammingFundamentalsExtended -&gt; https://judge.softuni.bg/Contests/439 -&gt; Exercises, OptimizedBankingSystem, Animals, Websites, Boxes, BoxIntersection, Messages</text:span></text:p>
            <text:p text:style-name="P2"><text:span text:style-name="T5">go go go</text:span></text:p>
          </table:table-cell>
          <table:table-cell table:style-name="Tabelle1.A2" office:value-type="string">
            <text:p text:style-name="P2"><text:span text:style-name="T5">Exercises: ObjectsAndSimpleClasses</text:span></text:p>
            <text:p text:style-name="P2"><text:span text:style-name="T5">Problems for exercises and homework for the "ProgrammingFundamentalsExtended" course @ SoftUni.</text:span></text:p>
            <text:p text:style-name="P2"><text:span text:style-name="T5">Check your solutions here: https://judge.softuni.bg/Contests/439</text:span></text:p>
            <text:p text:style-name="P2"><text:span text:style-name="T5">1. Exercises</text:span></text:p>
            <text:p text:style-name="P2"><text:span text:style-name="T5">2. OptimizedBankingSystem</text:span></text:p>
            <text:p text:style-name="P2"><text:span text:style-name="T5">3. Animals</text:span></text:p>
            <text:p text:style-name="P2"><text:span text:style-name="T5">4. Websites</text:span></text:p>
            <text:p text:style-name="P2"><text:span text:style-name="T5">5. Boxes</text:span></text:p>
            <text:p text:style-name="P2"><text:span text:style-name="T5">6. BoxIntersection</text:span></text:p>
            <text:p text:style-name="P2"><text:span text:style-name="T5">7. Messages</text:span></text:p>
          </table:table-cell>
        </table:table-row>
      </table:table>
      <text:p text:style-name="P11"/>
      <text:list xml:id="list33583458" text:continue-list="list1736190980140237112" text:style-name="WWNum30">
        <text:list-item>
          <text:h text:style-name="P6" text:outline-level="1"><text:span text:style-name="T3">Optimized Banking System</text:span></text:h>
        </text:list-item>
      </text:list>
      <text:p text:style-name="Standard">Remember the Ordered Banking System problem? Well, now you have to optimize it with classes. </text:p>
      <text:p text:style-name="Standard">Create a <text:span text:style-name="T2">class</text:span><text:span text:style-name="T1"> </text:span><text:span text:style-name="T2">BankAccount</text:span><text:span text:style-name="T1"> which has a </text:span><text:span text:style-name="T2">Name</text:span><text:span text:style-name="T1"> (</text:span><text:span text:style-name="T2">string</text:span><text:span text:style-name="T1">), </text:span><text:span text:style-name="T2">Bank</text:span><text:span text:style-name="T1"> (</text:span><text:span text:style-name="T2">string</text:span><text:span text:style-name="T1">) and </text:span><text:span text:style-name="T2">Balance</text:span><text:span text:style-name="T1"> (</text:span><text:span text:style-name="T2">decimal</text:span><text:span text:style-name="T1">). </text:span></text:p>
      <text:p text:style-name="Standard"><text:span text:style-name="T1">You will receive several input lines, containing information in the following way:</text:span></text:p>
      <text:p text:style-name="Code"><text:soft-page-break/><text:span text:style-name="T1">{bank} | {accountName} | {accountBalance}</text:span></text:p>
      <text:p text:style-name="Standard"><text:span text:style-name="T1">You need to store every given Account. When you receive the command “</text:span><text:span text:style-name="T2">end</text:span><text:span text:style-name="T1">” you must </text:span><text:span text:style-name="T2">stop</text:span><text:span text:style-name="T1"> the input sequence.</text:span></text:p>
      <text:p text:style-name="Standard"><text:span text:style-name="T1">Then you must print all </text:span><text:span text:style-name="T2">Accounts</text:span><text:span text:style-name="T1">, </text:span><text:span text:style-name="T2">ordered</text:span><text:span text:style-name="T1"> by their </text:span><text:span text:style-name="T2">balance</text:span><text:span text:style-name="T1">, in </text:span><text:span text:style-name="T2">descending order</text:span><text:span text:style-name="T1">, and then by </text:span><text:span text:style-name="T2">length</text:span><text:span text:style-name="T1"> of the </text:span><text:span text:style-name="T2">bank name</text:span><text:span text:style-name="T1">, in </text:span><text:span text:style-name="T2">ascending order</text:span><text:span text:style-name="T1">.</text:span></text:p>
      <text:p text:style-name="Standard"><text:span text:style-name="T1">The accounts must be printed in the following way “</text:span><text:span text:style-name="Code_20_Char">{accountName} -&gt; {balance} ({bank})</text:span><text:span text:style-name="T1">”.</text:span></text:p>
      <text:p text:style-name="Standard"><text:span text:style-name="T2">Note</text:span><text:span text:style-name="T1">: </text:span><text:span text:style-name="T2">Numbers</text:span><text:span text:style-name="T1"> must be printed, </text:span><text:span text:style-name="T2">exactly</text:span><text:span text:style-name="T1"> as they are </text:span><text:span text:style-name="T2">entered</text:span><text:span text:style-name="T1">. No </text:span><text:span text:style-name="T2">formatting</text:span><text:span text:style-name="T1"> is </text:span><text:span text:style-name="T2">required</text:span><text:span text:style-name="T1">.</text:span></text:p>
      <text:list xml:id="list33574305" text:continue-list="list33599682" text:style-name="Outline">
        <text:list-item>
          <text:list>
            <text:list-item>
              <text:list>
                <text:list-item>
                  <text:h text:style-name="Heading_20_3" text:outline-level="3"><text:span text:style-name="T1">Examples</text:span></text:h>
                </text:list-item>
              </text:list>
            </text:list-item>
          </text:list>
        </text:list-item>
      </text:list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3"><text:span text:style-name="T2">Input</text:span></text:p>
          </table:table-cell>
          <table:table-cell table:style-name="Tabelle2.A1" office:value-type="string">
            <text:p text:style-name="P3"><text:span text:style-name="T2">Output</text:span></text:p>
          </table:table-cell>
        </table:table-row>
        <table:table-row table:style-name="Tabelle2.1">
          <table:table-cell table:style-name="Tabelle2.A2" office:value-type="string">
            <text:p text:style-name="P2"><text:span text:style-name="T5">DSK | Ivan | 504.403</text:span></text:p>
            <text:p text:style-name="P2"><text:span text:style-name="T5">DSK | Pesho | 2000.4031</text:span></text:p>
            <text:p text:style-name="P2"><text:span text:style-name="T5">DSK | Aleksander | 20000.0001</text:span></text:p>
            <text:p text:style-name="P2"><text:span text:style-name="T5">Piraeus | Ivan | 504.403</text:span></text:p>
            <text:p text:style-name="P2"><text:span text:style-name="T5">Piraeus | Aleksander | 20000.0001</text:span></text:p>
            <text:p text:style-name="P2"><text:span text:style-name="T5">end</text:span></text:p>
          </table:table-cell>
          <table:table-cell table:style-name="Tabelle2.A2" office:value-type="string">
            <text:p text:style-name="P2"><text:span text:style-name="T5">Aleksander -&gt; 20000.0001 (DSK)</text:span></text:p>
            <text:p text:style-name="P2"><text:span text:style-name="T5">Aleksander -&gt; 20000.0001 (Piraeus)</text:span></text:p>
            <text:p text:style-name="P2"><text:span text:style-name="T5">Pesho -&gt; 2000.4031 (DSK)</text:span></text:p>
            <text:p text:style-name="P2"><text:span text:style-name="T5">Ivan -&gt; 504.403 (DSK)</text:span></text:p>
            <text:p text:style-name="P2"><text:span text:style-name="T5">Ivan -&gt; 504.403 (Piraeus)</text:span></text:p>
            <text:p text:style-name="P4"/>
          </table:table-cell>
        </table:table-row>
      </table:table>
      <text:list xml:id="list33583939" text:continue-list="list33583458" text:style-name="WWNum30">
        <text:list-item>
          <text:h text:style-name="P6" text:outline-level="1"><text:span text:style-name="T3">Animals *</text:span></text:h>
        </text:list-item>
      </text:list>
      <text:p text:style-name="Standard">You have been given the task to create classes for several sophisticated animals.</text:p>
      <text:p text:style-name="Standard">Create a <text:span text:style-name="T4">class Dog</text:span> which has a <text:span text:style-name="T4">Name </text:span>(<text:span text:style-name="T2">string</text:span><text:span text:style-name="T1">), </text:span><text:span text:style-name="T2">Age </text:span><text:span text:style-name="T1">(</text:span><text:span text:style-name="T2">int</text:span><text:span text:style-name="T1">) and </text:span><text:span text:style-name="T2">NumberOfLegs </text:span><text:span text:style-name="T1">(</text:span><text:span text:style-name="T2">int</text:span><text:span text:style-name="T1">).</text:span></text:p>
      <text:p text:style-name="Standard"><text:span text:style-name="T1">Create a </text:span><text:span text:style-name="T2">class Cat</text:span><text:span text:style-name="T1"> which has a </text:span><text:span text:style-name="T2">Name</text:span><text:span text:style-name="T1"> (</text:span><text:span text:style-name="T2">string</text:span><text:span text:style-name="T1">), </text:span><text:span text:style-name="T2">Age</text:span><text:span text:style-name="T1"> (</text:span><text:span text:style-name="T2">int</text:span><text:span text:style-name="T1">) and </text:span><text:span text:style-name="T2">IntelligenceQuotient</text:span><text:span text:style-name="T1"> (</text:span><text:span text:style-name="T2">int</text:span><text:span text:style-name="T1">).</text:span></text:p>
      <text:p text:style-name="Standard"><text:span text:style-name="T1">Create a </text:span><text:span text:style-name="T2">class Snake</text:span><text:span text:style-name="T1"> which has a </text:span><text:span text:style-name="T2">Name</text:span><text:span text:style-name="T1"> (</text:span><text:span text:style-name="T2">string</text:span><text:span text:style-name="T1">), </text:span><text:span text:style-name="T2">Age</text:span><text:span text:style-name="T1">(</text:span><text:span text:style-name="T2">int</text:span><text:span text:style-name="T1">) and </text:span><text:span text:style-name="T2">CrueltyCoefficient</text:span><text:span text:style-name="T1"> (</text:span><text:span text:style-name="T2">int</text:span><text:span text:style-name="T1">).</text:span></text:p>
      <text:p text:style-name="Standard"><text:span text:style-name="T1">Create a </text:span><text:span text:style-name="T2">method</text:span><text:span text:style-name="T1"> in </text:span><text:span text:style-name="T2">each class</text:span><text:span text:style-name="T1"> which is called </text:span><text:span text:style-name="Code_20_Char">public</text:span><text:span text:style-name="T1"> </text:span><text:span text:style-name="Code_20_Char">void ProduceSound()</text:span><text:span text:style-name="T1">. The method should print on the console a string depending on the class:</text:span></text:p>
      <text:list xml:id="list1510735802794599303" text:style-name="WWNum32">
        <text:list-item>
          <text:p text:style-name="P8"><text:span text:style-name="T1">If it’s a </text:span><text:span text:style-name="T2">Dog</text:span><text:span text:style-name="T1">, you should print “</text:span><text:bookmark-start text:name="OLE_LINK10"/><text:bookmark-start text:name="OLE_LINK5"/><text:bookmark-start text:name="OLE_LINK6"/><text:bookmark-start text:name="OLE_LINK7"/><text:span text:style-name="T2">I’m a Distinguishedog, and I will now produce a distinguished sound! Bau Bau.</text:span><text:bookmark-end text:name="OLE_LINK10"/><text:bookmark-end text:name="OLE_LINK5"/><text:bookmark-end text:name="OLE_LINK6"/><text:bookmark-end text:name="OLE_LINK7"/><text:span text:style-name="T1">”</text:span></text:p>
        </text:list-item>
        <text:list-item>
          <text:p text:style-name="P8"><text:span text:style-name="T1">It it’s a </text:span><text:span text:style-name="T2">Cat</text:span><text:span text:style-name="T1">, you should print “</text:span><text:bookmark-start text:name="OLE_LINK11"/><text:bookmark-start text:name="OLE_LINK3"/><text:bookmark-start text:name="OLE_LINK4"/><text:span text:style-name="T2">I’m an Aristocat, and I will now produce an aristocratic sound! Myau Myau.</text:span><text:bookmark-end text:name="OLE_LINK11"/><text:bookmark-end text:name="OLE_LINK3"/><text:bookmark-end text:name="OLE_LINK4"/><text:span text:style-name="T1">”</text:span></text:p>
        </text:list-item>
        <text:list-item>
          <text:p text:style-name="P8"><text:span text:style-name="T1">If it’s a </text:span><text:span text:style-name="T2">Snake</text:span><text:span text:style-name="T1">, you should print “</text:span><text:bookmark-start text:name="OLE_LINK12"/><text:bookmark-start text:name="OLE_LINK1"/><text:bookmark-start text:name="OLE_LINK2"/><text:span text:style-name="T2">I’m a Sophistisnake, and I will now produce a sophisticated sound! Honey, I’m home.</text:span><text:bookmark-end text:name="OLE_LINK12"/><text:bookmark-end text:name="OLE_LINK1"/><text:bookmark-end text:name="OLE_LINK2"/><text:span text:style-name="T1">”</text:span></text:p>
        </text:list-item>
      </text:list>
      <text:p text:style-name="Standard">Now for the real deal. You will receive several input commands, which will register animals or make them produce sounds, until you receive the command “<text:span text:style-name="T4">I’m your Huckleberry</text:span>”.</text:p>
      <text:p text:style-name="Standard">The commands will be in the following format:</text:p>
      <text:p text:style-name="Code">{class} {name} {age} {parameter}</text:p>
      <text:p text:style-name="Standard">The <text:span text:style-name="T4">class</text:span> will be either “<text:span text:style-name="T4">Dog</text:span>”, “<text:span text:style-name="T4">Cat</text:span>” or “<text:span text:style-name="T4">Snake</text:span>”. The <text:span text:style-name="T4">name</text:span> will be a simple <text:span text:style-name="T4">string</text:span>, which can contain <text:span text:style-name="T4">any</text:span> ASCII character BUT <text:span text:style-name="T4">space</text:span>. The <text:span text:style-name="T4">age</text:span> will be an <text:span text:style-name="T4">integer</text:span>. The <text:span text:style-name="T4">parameter</text:span>, will be an <text:span text:style-name="T4">integer</text:span>. <text:span text:style-name="T4">Depending</text:span> on the <text:span text:style-name="T4">class</text:span> it would either be <text:span text:style-name="T4">number of legs</text:span>, <text:span text:style-name="T4">IQ</text:span>, or <text:span text:style-name="T4">cruelty coefficient</text:span>.</text:p>
      <text:p text:style-name="Standard">Register each animal, and keep them in <text:span text:style-name="T4">collections</text:span>, by your <text:span text:style-name="T4">choice</text:span>, so that you can <text:span text:style-name="T4">ACCESS THEM BY NAME</text:span>. You will most likely need 3 collections, to store the different animals inside them.</text:p>
      <text:p text:style-name="Standard">Between the register commands you might receive a command in the following format:</text:p>
      <text:p text:style-name="Code">talk {name}</text:p>
      <text:p text:style-name="Standard">You must then make the <text:span text:style-name="T4">animal</text:span> with the <text:span text:style-name="T4">given name</text:span>, <text:span text:style-name="T4">produce a sound</text:span>.</text:p>
      <text:p text:style-name="Standard"><text:soft-page-break/></text:p>
      <text:p text:style-name="Standard">When you receive the ending command, you should print every animal in the following format:</text:p>
      <text:list xml:id="list7957651295545106407" text:style-name="WWNum33">
        <text:list-item>
          <text:p text:style-name="P9"><text:span text:style-name="T1">If it’s a </text:span><text:span text:style-name="T2">Dog</text:span><text:span text:style-name="T1">, you should print “</text:span><text:span text:style-name="T2">Dog: {name}, Age: {age}, Number Of Legs: {numberOfLegs}</text:span><text:span text:style-name="T1">”</text:span></text:p>
        </text:list-item>
        <text:list-item>
          <text:p text:style-name="P9"><text:span text:style-name="T1">It it’s a </text:span><text:span text:style-name="T2">Cat</text:span><text:span text:style-name="T1">, you should print “</text:span><text:span text:style-name="T2">Cat: {name}, Age: {age}, IQ: {intelligenceQontient}</text:span><text:span text:style-name="T1">”</text:span></text:p>
        </text:list-item>
        <text:list-item>
          <text:p text:style-name="P9"><text:span text:style-name="T1">If it’s a </text:span><text:span text:style-name="T2">Snake</text:span><text:span text:style-name="T1">, you should print “</text:span><text:span text:style-name="T2">Snake: {name}, Age: {age}, </text:span><text:bookmark-start text:name="OLE_LINK14"/><text:bookmark-start text:name="OLE_LINK13"/><text:span text:style-name="T2">Cruelty</text:span><text:bookmark-end text:name="OLE_LINK14"/><text:bookmark-end text:name="OLE_LINK13"/><text:span text:style-name="T2">: {crueltyCoefficient}</text:span><text:span text:style-name="T1">”</text:span></text:p>
        </text:list-item>
      </text:list>
      <text:p text:style-name="Standard"><text:span text:style-name="T1">Print first the </text:span><text:span text:style-name="T2">Dogs</text:span><text:span text:style-name="T1">, then the </text:span><text:span text:style-name="T2">Cats</text:span><text:span text:style-name="T1">, and lastly – </text:span><text:span text:style-name="T2">The Snakes</text:span><text:span text:style-name="T1">.</text:span></text:p>
      <text:list xml:id="list33576269" text:continue-list="list33574305" text:style-name="Outline">
        <text:list-item>
          <text:list>
            <text:list-item>
              <text:list>
                <text:list-item>
                  <text:h text:style-name="Heading_20_3" text:outline-level="3">Constraints</text:h>
                </text:list-item>
              </text:list>
            </text:list-item>
          </text:list>
        </text:list-item>
      </text:list>
      <text:list xml:id="list5929179831916044146" text:style-name="WWNum34">
        <text:list-item>
          <text:p text:style-name="P10">You can assume that there will be <text:span text:style-name="T4">no duplicate</text:span> names (<text:span text:style-name="T4">even</text:span> in <text:span text:style-name="T4">different animals</text:span>).</text:p>
        </text:list-item>
        <text:list-item>
          <text:p text:style-name="P10">All input data will be <text:span text:style-name="T4">valid</text:span>. There will be <text:span text:style-name="T4">no invalid</text:span> input lines.</text:p>
        </text:list-item>
        <text:list-item>
          <text:p text:style-name="P10">The <text:span text:style-name="T4">name</text:span> in the <text:span text:style-name="Code_20_Char">talk</text:span> command, will <text:span text:style-name="T4">always</text:span> be <text:span text:style-name="T4">existent</text:span>.</text:p>
        </text:list-item>
      </text:list>
      <text:list xml:id="list33583283" text:continue-list="list33576269" text:style-name="Outline">
        <text:list-item>
          <text:list>
            <text:list-item>
              <text:list>
                <text:list-item>
                  <text:h text:style-name="Heading_20_3" text:outline-level="3"><text:span text:style-name="T1">Examples</text:span></text:h>
                </text:list-item>
              </text:list>
            </text:list-item>
          </text:list>
        </text:list-item>
      </text:list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3"><text:span text:style-name="T2">Input</text:span></text:p>
          </table:table-cell>
          <table:table-cell table:style-name="Tabelle3.A1" office:value-type="string">
            <text:p text:style-name="P3"><text:span text:style-name="T2">Output</text:span></text:p>
          </table:table-cell>
        </table:table-row>
        <table:table-row table:style-name="Tabelle3.1">
          <table:table-cell table:style-name="Tabelle3.A2" office:value-type="string">
            <text:p text:style-name="P2"><text:span text:style-name="T5">Dog Sharo 3 4</text:span></text:p>
            <text:p text:style-name="P2"><text:span text:style-name="T5">Cat Garfield 5 200</text:span></text:p>
            <text:p text:style-name="P2"><text:span text:style-name="T5">Snake Alex 25 1000</text:span></text:p>
            <text:p text:style-name="P2"><text:span text:style-name="T5">talk Sharo</text:span></text:p>
            <text:p text:style-name="P2"><text:span text:style-name="T5">talk Garfield</text:span></text:p>
            <text:p text:style-name="P2"><text:span text:style-name="T5">talk Alex</text:span></text:p>
            <text:p text:style-name="P2"><text:span text:style-name="T5">I’m your Huckleberry</text:span></text:p>
          </table:table-cell>
          <table:table-cell table:style-name="Tabelle3.A2" office:value-type="string">
            <text:p text:style-name="P2"><text:span text:style-name="T5">I'm a Distinguishedog, and I will now produce a distinguished sound! Bau Bau.</text:span></text:p>
            <text:p text:style-name="P2"><text:span text:style-name="T5">I'm an Aristocat, and I will now produce an aristocratic sound! Myau Myau.</text:span></text:p>
            <text:p text:style-name="P2"><text:span text:style-name="T5">I'm a Sophistisnake, and I will now produce a sophisticated sound! Honey, I'm home.</text:span></text:p>
            <text:p text:style-name="P2"><text:span text:style-name="T5">Dog: Sharo, Age: 3, Number Of Legs: 4</text:span></text:p>
            <text:p text:style-name="P2"><text:span text:style-name="T5">Cat: Garfield, Age: 5, IQ: 200</text:span></text:p>
            <text:p text:style-name="P2"><text:span text:style-name="T5">Snake: Alex, Age: 25, Cruelty: 1000</text:span></text:p>
          </table:table-cell>
        </table:table-row>
        <table:table-row table:style-name="Tabelle3.3">
          <table:table-cell table:style-name="Tabelle3.A2" office:value-type="string">
            <text:p text:style-name="P2"><text:span text:style-name="T6">Dog Bau 5 10</text:span></text:p>
            <text:p text:style-name="P2"><text:span text:style-name="T6">Cat Myau 5 100</text:span></text:p>
            <text:p text:style-name="P2"><text:span text:style-name="T6">Dog Georgi 20 1000</text:span></text:p>
            <text:p text:style-name="P2"><text:span text:style-name="T6">Cat Bojo 4 20</text:span></text:p>
            <text:p text:style-name="P2"><text:span text:style-name="T6">talk Bojo</text:span></text:p>
            <text:p text:style-name="P2"><text:span text:style-name="T6">I’m your Huckleberry</text:span></text:p>
          </table:table-cell>
          <table:table-cell table:style-name="Tabelle3.A2" office:value-type="string">
            <text:p text:style-name="P2"><text:span text:style-name="T6">I'm an Aristocat, and I will now produce an aristocratic sound! Myau Myau.</text:span></text:p>
            <text:p text:style-name="P2"><text:span text:style-name="T6">Dog: Bau, Age: 5, Number Of Legs: 10</text:span></text:p>
            <text:p text:style-name="P2"><text:span text:style-name="T6">Dog: Georgi, Age: 20, Number Of Legs: 1000</text:span></text:p>
            <text:p text:style-name="P2"><text:span text:style-name="T6">Cat: Myau, Age: 5, IQ: 100</text:span></text:p>
            <text:p text:style-name="P2"><text:span text:style-name="T6">Cat: Bojo, Age: 4, IQ: 20</text:span></text:p>
          </table:table-cell>
        </table:table-row>
      </table:table>
      <text:p text:style-name="P1"/>
      <text:list xml:id="list33581971" text:continue-list="list33583939" text:style-name="WWNum30">
        <text:list-item>
          <text:h text:style-name="P6" text:outline-level="1"><text:span text:style-name="T3">Websites</text:span></text:h>
        </text:list-item>
      </text:list>
      <text:p text:style-name="Standard">You have been tasked to create an ordered database of websites. For the task you will need to create a <text:span text:style-name="T4">class</text:span> <text:span text:style-name="T4">Website</text:span>, which will have a <text:span text:style-name="T4">Host</text:span>, a <text:span text:style-name="T4">Domain</text:span> and <text:span text:style-name="T4">Queries</text:span>.</text:p>
      <text:p text:style-name="Standard">The <text:span text:style-name="T4">Host</text:span> and the <text:span text:style-name="T4">Domain</text:span> are simple<text:span text:style-name="T4"> strings</text:span>. <text:line-break/>The <text:span text:style-name="T4">Queries</text:span>, is <text:span text:style-name="T4">Collections</text:span> of <text:span text:style-name="T4">strings</text:span>.</text:p>
      <text:p text:style-name="Standard">You will be given several input lines in the following format:</text:p>
      <text:p text:style-name="Code">{host} | {domain} | {query1,query2. . .}</text:p>
      <text:p text:style-name="Standard">Note: There will <text:span text:style-name="T4">always</text:span> be a <text:span text:style-name="T4">host</text:span> and a <text:span text:style-name="T4">domain</text:span>, but there <text:span text:style-name="T4">might</text:span> <text:span text:style-name="T4">NOT</text:span> be <text:span text:style-name="T4">ANY</text:span> <text:span text:style-name="T4">queries</text:span>.</text:p>
      <text:p text:style-name="Standard">The input sequence ends, when you receive the command “<text:span text:style-name="T4">end</text:span>”. Then you must print <text:span text:style-name="T4">all websites</text:span> in the following format:</text:p>
      <text:p text:style-name="Code">https://www.{host}.{domain}/query?=[{query1]&amp;[{query2}]&amp;[query3]. . .</text:p>
      <text:p text:style-name="Standard"><text:soft-page-break/>In case there are <text:span text:style-name="T4">NO</text:span> <text:span text:style-name="T4">queries</text:span>, just print:</text:p>
      <text:p text:style-name="Code">https://www.{host}.{domain}</text:p>
      <text:p text:style-name="Code"/>
      <text:list xml:id="list33595261" text:continue-list="list33583283" text:style-name="Outline">
        <text:list-item>
          <text:list>
            <text:list-item>
              <text:list>
                <text:list-item>
                  <text:h text:style-name="Heading_20_3" text:outline-level="3"><text:span text:style-name="T1">Examples</text:span></text:h>
                </text:list-item>
              </text:list>
            </text:list-item>
          </text:list>
        </text:list-item>
      </text:list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3"><text:span text:style-name="T2">Input</text:span></text:p>
          </table:table-cell>
          <table:table-cell table:style-name="Tabelle4.A1" office:value-type="string">
            <text:p text:style-name="P3"><text:span text:style-name="T2">Output</text:span></text:p>
          </table:table-cell>
        </table:table-row>
        <table:table-row table:style-name="Tabelle4.1">
          <table:table-cell table:style-name="Tabelle4.A2" office:value-type="string">
            <text:p text:style-name="P2"><text:span text:style-name="T5">softuni | bg | user,course,homework</text:span></text:p>
            <text:p text:style-name="P2"><text:span text:style-name="T5">judge.softuni | bg | contest,bg</text:span></text:p>
            <text:p text:style-name="P2"><text:span text:style-name="T5">google | bg | search,query</text:span></text:p>
            <text:p text:style-name="P2"><text:span text:style-name="T5">zamunda | net</text:span></text:p>
            <text:p text:style-name="P2"><text:span text:style-name="T5">end</text:span></text:p>
          </table:table-cell>
          <table:table-cell table:style-name="Tabelle4.A2" office:value-type="string">
            <text:p text:style-name="P2"><text:span text:style-name="T5">https://www.softuni.bg/query?=[user]&amp;[course]&amp;[homework]</text:span></text:p>
            <text:p text:style-name="P2"><text:span text:style-name="T5">https://www.judge.softuni.bg/query?=[contest]&amp;[bg]</text:span></text:p>
            <text:p text:style-name="P2"><text:span text:style-name="T5">https://www.google.bg/query?=[search]&amp;[query]</text:span></text:p>
            <text:p text:style-name="P2"><text:span text:style-name="T5">https://www.zamunda.net</text:span></text:p>
          </table:table-cell>
        </table:table-row>
      </table:table>
      <text:p text:style-name="Standard"/>
      <text:list xml:id="list33600301" text:continue-list="list33581971" text:style-name="WWNum30">
        <text:list-item>
          <text:h text:style-name="P6" text:outline-level="1"><text:span text:style-name="T3">Boxes</text:span></text:h>
        </text:list-item>
      </text:list>
      <text:p text:style-name="Standard">Create a <text:span text:style-name="T4">class Box</text:span>, which will represent <text:span text:style-name="T1">a </text:span><text:span text:style-name="T2">rectangular</text:span><text:span text:style-name="T1"> </text:span><text:span text:style-name="T2">box</text:span><text:span text:style-name="T1">. The Box should have </text:span><text:span text:style-name="T2">UpperLeft</text:span><text:span text:style-name="T1"> (</text:span><text:span text:style-name="T2">Point</text:span><text:span text:style-name="T1">), </text:span><text:span text:style-name="T2">UpperRight</text:span><text:span text:style-name="T1"> (</text:span><text:span text:style-name="T2">Point</text:span><text:span text:style-name="T1">), </text:span><text:span text:style-name="T2">BottomLeft</text:span><text:span text:style-name="T1"> (</text:span><text:span text:style-name="T2">Point</text:span><text:span text:style-name="T1">), </text:span><text:span text:style-name="T2">BottomRight</text:span><text:span text:style-name="T1"> (</text:span><text:span text:style-name="T2">Point</text:span><text:span text:style-name="T1">). </text:span></text:p>
      <text:p text:style-name="Standard"><text:span text:style-name="T1">Create, or use from the Lab, the </text:span><text:span text:style-name="T2">class Point</text:span><text:span text:style-name="T1"> which has </text:span><text:span text:style-name="T2">X</text:span><text:span text:style-name="T1"> (</text:span><text:span text:style-name="T2">int</text:span><text:span text:style-name="T1">) and </text:span><text:span text:style-name="T2">Y</text:span><text:span text:style-name="T1"> (</text:span><text:span text:style-name="T2">int</text:span><text:span text:style-name="T1">) – coordinates in </text:span><text:span text:style-name="T2">2D space</text:span><text:span text:style-name="T1">. Move the </text:span><text:span text:style-name="Code_20_Char"><text:span text:style-name="T1">CalculateDistance()</text:span></text:span><text:span text:style-name="T1"> method in the </text:span><text:span text:style-name="T2">Point class</text:span><text:span text:style-name="T1">, exactly as it is. Then use “</text:span><text:span text:style-name="Code_20_Char"><text:span text:style-name="T1">Point.CalculateDistance(point1, point2)</text:span></text:span><text:span text:style-name="T1">” signature, to </text:span><text:span text:style-name="T2">use</text:span><text:span text:style-name="T1"> the </text:span><text:span text:style-name="T2">method</text:span><text:span text:style-name="T1">.</text:span></text:p>
      <text:p text:style-name="Standard">Create <text:span text:style-name="T4">2 methods</text:span> in the <text:span text:style-name="T4">Box class</text:span>:<text:line-break/><text:span text:style-name="Code_20_Char">public static int CalculatePerimeter(int width, int height)</text:span><text:line-break/><text:span text:style-name="Code_20_Char">public static int CalculateArea(int width, int height)</text:span>. </text:p>
      <text:p text:style-name="Standard">Make them <text:span text:style-name="T4">return</text:span> an <text:span text:style-name="T4">integer</text:span>, representing the <text:span text:style-name="T2">perimeter</text:span><text:span text:style-name="T1"> and </text:span><text:span text:style-name="T2">area</text:span><text:span text:style-name="T1"> of the </text:span><text:span text:style-name="T2">box</text:span><text:span text:style-name="T1">.</text:span></text:p>
      <text:p text:style-name="Standard"><text:span text:style-name="T1">The formulas are respectively – (</text:span><text:span text:style-name="Code_20_Char"><text:span text:style-name="T1">2 * Width + 2 * Height</text:span></text:span><text:span text:style-name="T1">) and (</text:span><text:span text:style-name="Code_20_Char"><text:span text:style-name="T1">Width * Height</text:span></text:span><text:span text:style-name="T1">). </text:span></text:p>
      <text:p text:style-name="Standard"><text:span text:style-name="T1">The </text:span><text:span text:style-name="T2">Width</text:span><text:span text:style-name="T1"> is the </text:span><text:span text:style-name="T2">distance</text:span><text:span text:style-name="T1"> </text:span><text:span text:style-name="T2">between</text:span><text:span text:style-name="T1"> the </text:span><text:span text:style-name="T2">UpperLeft</text:span><text:span text:style-name="T1"> and the </text:span><text:span text:style-name="T2">UpperRight</text:span><text:span text:style-name="T1"> Points, and </text:span><text:span text:style-name="T2">ALSO</text:span><text:span text:style-name="T1"> – the </text:span><text:span text:style-name="T2">Bottomleft</text:span><text:span text:style-name="T1"> and the </text:span><text:span text:style-name="T2">BottomRight</text:span><text:span text:style-name="T1"> Points.</text:span></text:p>
      <text:p text:style-name="Standard"><text:span text:style-name="T1">The </text:span><text:span text:style-name="T2">Height</text:span><text:span text:style-name="T1"> is the </text:span><text:span text:style-name="T2">distance</text:span><text:span text:style-name="T1"> </text:span><text:span text:style-name="T2">between</text:span><text:span text:style-name="T1"> the </text:span><text:span text:style-name="T2">UpperLeft</text:span><text:span text:style-name="T1"> and the </text:span><text:span text:style-name="T2">BottomLeft</text:span><text:span text:style-name="T1"> Points, and </text:span><text:span text:style-name="T2">ALSO</text:span><text:span text:style-name="T1"> – the </text:span><text:span text:style-name="T2">UpperRight</text:span><text:span text:style-name="T1"> and the </text:span><text:span text:style-name="T2">BottomRight</text:span><text:span text:style-name="T1"> Points.</text:span></text:p>
      <text:p text:style-name="Standard"><text:span text:style-name="T1">You will receive several input lines in the following format:</text:span></text:p>
      <text:p text:style-name="Code"><text:span text:style-name="T1">{X1}:{Y1} | {X2}:{Y2} | {X3}:{Y3} | {X4}:{Y4}</text:span></text:p>
      <text:p text:style-name="Standard"><text:span text:style-name="T1">Those will be the coordinates to </text:span><text:span text:style-name="T2">UpperLeft</text:span><text:span text:style-name="T1">, </text:span><text:span text:style-name="T2">UpperRight</text:span><text:span text:style-name="T1">, </text:span><text:span text:style-name="T2">BottomLeft</text:span><text:span text:style-name="T1"> and </text:span><text:span text:style-name="T2">BottomRight</text:span><text:span text:style-name="T1"> (</text:span><text:span text:style-name="T2">IN THE SAME ORDER</text:span><text:span text:style-name="T1">).</text:span></text:p>
      <text:p text:style-name="Standard"><text:span text:style-name="T1">When you receive the command “</text:span><text:span text:style-name="T2">end</text:span><text:span text:style-name="T1">”. You must print </text:span><text:span text:style-name="T2">all Boxes</text:span><text:span text:style-name="T1"> in the following format:</text:span></text:p>
      <text:p text:style-name="Code">“Box: {width}, {height}</text:p>
      <text:p text:style-name="Code"><text:s/>Perimeter: {perimeter}</text:p>
      <text:p text:style-name="Code"><text:s/>Area: {area}”</text:p>
      <text:list xml:id="list33575707" text:continue-list="list33595261" text:style-name="Outline">
        <text:list-item>
          <text:list>
            <text:list-item>
              <text:list>
                <text:list-item>
                  <text:h text:style-name="Heading_20_3" text:outline-level="3"><text:span text:style-name="T1">Examples</text:span></text:h>
                </text:list-item>
              </text:list>
            </text:list-item>
          </text:list>
        </text:list-item>
      </text:list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3"><text:span text:style-name="T2">Input</text:span></text:p>
          </table:table-cell>
          <table:table-cell table:style-name="Tabelle5.A1" office:value-type="string">
            <text:p text:style-name="P3"><text:span text:style-name="T2">Output</text:span></text:p>
          </table:table-cell>
        </table:table-row>
        <table:table-row table:style-name="Tabelle5.1">
          <table:table-cell table:style-name="Tabelle5.A2" office:value-type="string">
            <text:p text:style-name="P2"><text:span text:style-name="T5">0:2 | 2:2 | 0:0 | 2:0</text:span><text:bookmark text:name="_GoBack"/></text:p>
            <text:p text:style-name="P2"><text:span text:style-name="T5">-3:0 | 0:0 | -3:-3 | 0:-3</text:span></text:p>
            <text:p text:style-name="P2"><text:soft-page-break/><text:span text:style-name="T5">-2:2 | 2:2 | -2:-2 | 2:-2</text:span></text:p>
            <text:p text:style-name="P2"><text:span text:style-name="T5">end</text:span></text:p>
          </table:table-cell>
          <table:table-cell table:style-name="Tabelle5.A2" office:value-type="string">
            <text:p text:style-name="P2"><text:span text:style-name="T5">Box: 2, 2</text:span></text:p>
            <text:p text:style-name="P2"><text:span text:style-name="T5">Perimeter: 8</text:span></text:p>
            <text:p text:style-name="P2"><text:soft-page-break/><text:span text:style-name="T5">Area: 4</text:span></text:p>
            <text:p text:style-name="P2"><text:span text:style-name="T5">Box: 3, 3</text:span></text:p>
            <text:p text:style-name="P2"><text:span text:style-name="T5">Perimeter: 12</text:span></text:p>
            <text:p text:style-name="P2"><text:span text:style-name="T5">Area: 9</text:span></text:p>
            <text:p text:style-name="P2"><text:span text:style-name="T5">Box: 4, 4</text:span></text:p>
            <text:p text:style-name="P2"><text:span text:style-name="T5">Perimeter: 16</text:span></text:p>
            <text:p text:style-name="P2"><text:span text:style-name="T5">Area: 16</text:span></text:p>
          </table:table-cell>
        </table:table-row>
      </table:table>
      <text:list xml:id="list33580774" text:continue-list="list33600301" text:style-name="WWNum30">
        <text:list-item>
          <text:h text:style-name="P6" text:outline-level="1"><text:span text:style-name="T1">Messages *</text:span></text:h>
        </text:list-item>
      </text:list>
      <text:p text:style-name="Standard"><text:span text:style-name="T1">Create a </text:span><text:span text:style-name="T2">class</text:span><text:span text:style-name="T1"> </text:span><text:span text:style-name="T2">User</text:span><text:span text:style-name="T1">, which has a </text:span><text:span text:style-name="T2">Username</text:span><text:span text:style-name="T1"> (</text:span><text:span text:style-name="T2">string</text:span><text:span text:style-name="T1">), and </text:span><text:span text:style-name="T2">ReceivedMessages</text:span><text:span text:style-name="T1"> (</text:span><text:span text:style-name="T2">Collection</text:span><text:span text:style-name="T1"> of </text:span><text:span text:style-name="T2">Messages)</text:span><text:span text:style-name="T1">. <text:line-break/>Create a </text:span><text:span text:style-name="T2">class</text:span><text:span text:style-name="T1"> </text:span><text:span text:style-name="T2">Message</text:span><text:span text:style-name="T1">, which has a </text:span><text:span text:style-name="T2">Content</text:span><text:span text:style-name="T1"> (</text:span><text:span text:style-name="T2">string</text:span><text:span text:style-name="T1">) and a </text:span><text:span text:style-name="T2">Sender</text:span><text:span text:style-name="T1"> (</text:span><text:span text:style-name="T2">User</text:span><text:span text:style-name="T1">).</text:span></text:p>
      <text:p text:style-name="Standard"><text:span text:style-name="T1">You will have to store a messaging history for every user. The input consists of 2 commands:</text:span></text:p>
      <text:p text:style-name="Standard">“<text:span text:style-name="Code_20_Char">register {username}</text:span>”</text:p>
      <text:p text:style-name="Standard">“<text:span text:style-name="Code_20_Char">{</text:span><text:span text:style-name="Code_20_Char"><text:span text:style-name="T1">senderUsername} send</text:span></text:span><text:span text:style-name="Code_20_Char"> {recipientUsername} {content}</text:span>”</text:p>
      <text:p text:style-name="Standard"/>
      <text:p text:style-name="Standard">The <text:span text:style-name="T4">register command</text:span>, registers a <text:span text:style-name="T4">user</text:span> with the <text:span text:style-name="T4">given username</text:span>. </text:p>
      <text:p text:style-name="Standard">The <text:span text:style-name="T4">send command</text:span>, sends a <text:span text:style-name="T4">message</text:span>, from the <text:span text:style-name="T4">given sender</text:span>, to the <text:span text:style-name="T4">given recipient</text:span>, with the <text:span text:style-name="T4">given content</text:span>. That means that you must <text:span text:style-name="T4">add</text:span> the <text:span text:style-name="T4">message</text:span> to the <text:span text:style-name="T4">recipient’s ReceivedMessages</text:span>.<text:line-break/>If <text:span text:style-name="T4">even one</text:span> of the <text:span text:style-name="T4">given names</text:span> does <text:span text:style-name="T4">NOT</text:span> exist, <text:span text:style-name="T4">ignore</text:span> the command.</text:p>
      <text:p text:style-name="Standard">When you receive the command “<text:span text:style-name="T4">exit</text:span>” you must end the input sequence. After that you will receive <text:span text:style-name="T4">2 usernames</text:span>, <text:span text:style-name="T4">separated</text:span> by a <text:span text:style-name="T4">space</text:span>. </text:p>
      <text:p text:style-name="Standard">You must <text:span text:style-name="T4">print all messages</text:span>, sent, <text:span text:style-name="T4">between the two users</text:span>, corresponding to <text:span text:style-name="T4">the given usernames</text:span>. The messages should be printed in a specified way. You should print <text:span text:style-name="T4">first</text:span> a <text:span text:style-name="T4">message</text:span> <text:span text:style-name="T4">SENT</text:span> from the <text:span text:style-name="T4">first user</text:span>, <text:span text:style-name="T4">then</text:span> a <text:span text:style-name="T4">message</text:span> <text:span text:style-name="T4">SENT</text:span> from the <text:span text:style-name="T4">second user</text:span>, then a <text:span text:style-name="T4">message</text:span> from <text:span text:style-name="T4">the first user</text:span>, and <text:span text:style-name="T4">so</text:span> <text:span text:style-name="T4">on</text:span>. If one of the <text:span text:style-name="T4">collections</text:span> of <text:span text:style-name="T4">messages</text:span> has <text:span text:style-name="T4">more</text:span> <text:span text:style-name="T4">elements</text:span> than the <text:span text:style-name="T4">other</text:span>, just print the <text:span text:style-name="T4">remaining elements</text:span> from it.</text:p>
      <text:p text:style-name="Standard"><text:span text:style-name="T1">The first user’s messages must be printed in the following way:<text:line-break/></text:span><text:span text:style-name="Code_20_Char"><text:span text:style-name="T1">“{firstUser}: {content}”</text:span></text:span></text:p>
      <text:p text:style-name="Standard"><text:span text:style-name="T1">The second user’s message must be printed in the following way:</text:span></text:p>
      <text:p text:style-name="Code"><text:span text:style-name="T1">“{content} :{secondUser}”</text:span></text:p>
      <text:p text:style-name="Standard"><text:span text:style-name="T1">When you print the whole output, it should look like this:</text:span></text:p>
      <text:p text:style-name="Code"><text:span text:style-name="T1">{firstUser}: {content1}</text:span></text:p>
      <text:p text:style-name="Code"><text:span text:style-name="T1">{content1} :{secondUser}</text:span></text:p>
      <text:p text:style-name="Code"><text:span text:style-name="T1">{firstUser}: {content2}</text:span></text:p>
      <text:p text:style-name="Code"><text:span text:style-name="T1">{content2} :{secondUser}</text:span></text:p>
      <text:p text:style-name="Code"><text:span text:style-name="T1">. . . </text:span></text:p>
      <text:p text:style-name="Standard"><text:span text:style-name="T1">In case there are </text:span><text:span text:style-name="T2">NO</text:span><text:span text:style-name="T1"> messages </text:span><text:span text:style-name="T2">between</text:span><text:span text:style-name="T1"> the two users, print “</text:span><text:span text:style-name="T2">No messages</text:span><text:span text:style-name="T1">”.</text:span></text:p>
      <text:list xml:id="list33588118" text:continue-list="list33575707" text:style-name="Outline">
        <text:list-item>
          <text:list>
            <text:list-item>
              <text:list>
                <text:list-item>
                  <text:h text:style-name="Heading_20_3" text:outline-level="3"><text:span text:style-name="T1">Examples</text:span></text:h>
                </text:list-item>
              </text:list>
            </text:list-item>
          </text:list>
        </text:list-item>
      </text:list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3"><text:span text:style-name="T2">Input</text:span></text:p>
          </table:table-cell>
          <table:table-cell table:style-name="Tabelle6.A1" office:value-type="string">
            <text:p text:style-name="P3"><text:span text:style-name="T2">Output</text:span></text:p>
          </table:table-cell>
        </table:table-row>
        <table:table-row table:style-name="Tabelle6.1">
          <table:table-cell table:style-name="Tabelle6.A2" office:value-type="string">
            <text:p text:style-name="P2"><text:span text:style-name="T5">register Ivan</text:span></text:p>
            <text:p text:style-name="P2"><text:soft-page-break/><text:span text:style-name="T5">register Pesho</text:span></text:p>
            <text:p text:style-name="P2"><text:span text:style-name="T5">Ivan send Pesho pesho</text:span></text:p>
            <text:p text:style-name="P2"><text:span text:style-name="T5">Ivan send Pesho pesho_tam_li_si?</text:span></text:p>
            <text:p text:style-name="P2"><text:span text:style-name="T5">Pesho send Ivan kaji_vanka</text:span></text:p>
            <text:p text:style-name="P2"><text:span text:style-name="T5">Pesho send Ivan tuk_sum</text:span></text:p>
            <text:p text:style-name="P2"><text:span text:style-name="T5">Pesho send Ivan chakai_che_bachkam</text:span></text:p>
            <text:p text:style-name="P2"><text:span text:style-name="T5">Ivan send Pesho kvo_stava</text:span></text:p>
            <text:p text:style-name="P2"><text:span text:style-name="T5">Ivan send Pesho kak_si</text:span></text:p>
            <text:p text:style-name="P2"><text:span text:style-name="T5">Ivan send Pesho deka_izbega_be?</text:span></text:p>
            <text:p text:style-name="P2"><text:span text:style-name="T5">Ivan send Pesho pecaaa!!!</text:span></text:p>
            <text:p text:style-name="P2"><text:span text:style-name="T5">exit</text:span></text:p>
            <text:p text:style-name="P2"><text:span text:style-name="T5">Ivan Pesho</text:span></text:p>
          </table:table-cell>
          <table:table-cell table:style-name="Tabelle6.A2" office:value-type="string">
            <text:p text:style-name="P2"><text:span text:style-name="T5">Ivan: pesho</text:span></text:p>
            <text:p text:style-name="P2"><text:soft-page-break/><text:span text:style-name="T5">kaji_vanka :Pesho</text:span></text:p>
            <text:p text:style-name="P2"><text:span text:style-name="T5">Ivan: pesho_tam_li_si?</text:span></text:p>
            <text:p text:style-name="P2"><text:span text:style-name="T5">tuk_sum :Pesho</text:span></text:p>
            <text:p text:style-name="P2"><text:span text:style-name="T5">Ivan: kvo_stava</text:span></text:p>
            <text:p text:style-name="P2"><text:span text:style-name="T5">chakai_che_bachkam :Pesho</text:span></text:p>
            <text:p text:style-name="P2"><text:span text:style-name="T5">Ivan: kak_si</text:span></text:p>
            <text:p text:style-name="P2"><text:span text:style-name="T5">Ivan: deka_izbega_be?</text:span></text:p>
            <text:p text:style-name="P2"><text:span text:style-name="T5">Ivan: pecaaa!!!</text:span></text:p>
          </table:table-cell>
        </table:table-row>
        <table:table-row table:style-name="Tabelle6.3">
          <table:table-cell table:style-name="Tabelle6.A2" office:value-type="string">
            <text:p text:style-name="P2"><text:span text:style-name="T6">register John</text:span></text:p>
            <text:p text:style-name="P2"><text:span text:style-name="T6">John send Harry harry_you_there?</text:span></text:p>
            <text:p text:style-name="P2"><text:span text:style-name="T6">register Harry</text:span></text:p>
            <text:p text:style-name="P2"><text:span text:style-name="T6">John send Harry harry?</text:span></text:p>
            <text:p text:style-name="P2"><text:span text:style-name="T6">register Donald</text:span></text:p>
            <text:p text:style-name="P2"><text:span text:style-name="T6">Harry send John yeah_sorry_was_out...</text:span></text:p>
            <text:p text:style-name="P2"><text:span text:style-name="T6">Harry send John wassup?</text:span></text:p>
            <text:p text:style-name="P2"><text:span text:style-name="T6">Donald send John Yo_John?</text:span></text:p>
            <text:p text:style-name="P2"><text:span text:style-name="T6">Donald send Jonh You_there?</text:span></text:p>
            <text:p text:style-name="P2"><text:span text:style-name="T6">John send Harry thank_god!!</text:span></text:p>
            <text:p text:style-name="P2"><text:span text:style-name="T6">John send Harry I_need_you!</text:span></text:p>
            <text:p text:style-name="P2"><text:span text:style-name="T6">exit</text:span></text:p>
            <text:p text:style-name="P2"><text:span text:style-name="T6">John Harry</text:span></text:p>
          </table:table-cell>
          <table:table-cell table:style-name="Tabelle6.A2" office:value-type="string">
            <text:p text:style-name="P2"><text:span text:style-name="T6">John: harry?</text:span></text:p>
            <text:p text:style-name="P2"><text:span text:style-name="T6">yeah_sorry_was_out... :Harry</text:span></text:p>
            <text:p text:style-name="P2"><text:span text:style-name="T6">John: thank_god!!</text:span></text:p>
            <text:p text:style-name="P2"><text:span text:style-name="T6">wassup? :Harry</text:span></text:p>
            <text:p text:style-name="P2"><text:span text:style-name="T6">John: I_need_you! </text:span></text:p>
          </table:table-cell>
        </table:table-row>
      </table:table>
      <text:p text:style-name="P1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1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141cm" fo:margin-bottom="0.212cm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353cm" fo:margin-bottom="0.071cm" fo:keep-together="always" fo:keep-with-next="always"/>
      <style:text-properties fo:color="#642d08" fo:font-size="20pt" fo:font-weight="bold" style:font-size-asian="20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top="0.353cm" fo:margin-bottom="0.071cm" fo:keep-together="always" fo:keep-with-next="always"/>
      <style:text-properties fo:color="#7c380a" fo:font-size="18pt" fo:language="bg" fo:country="BG" fo:font-weight="bold" style:font-size-asian="18pt" style:font-weight-asian="bold" style:font-name-complex="F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12cm" fo:margin-bottom="0.071cm" fo:keep-together="always" fo:keep-with-next="always"/>
      <style:text-properties fo:color="#8f400b" fo:font-size="16pt" fo:font-weight="bold" style:font-size-asian="16pt" style:font-weight-asian="bold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212cm" fo:margin-bottom="0.071cm" fo:keep-together="always" fo:keep-with-next="always"/>
      <style:text-properties fo:color="#a34a0d" fo:font-size="14pt" fo:font-weight="bold" style:font-size-asian="14pt" style:font-weight-asian="bold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cm" fo:keep-together="always" fo:keep-with-next="always"/>
      <style:text-properties fo:color="#b2500e" fo:font-weight="bold" style:font-weight-asian="bold" style:font-name-complex="F"/>
    </style:style>
    <style:style style:name="Header" style:family="paragraph" style:parent-style-name="Standard" style:default-outline-level="" style:list-style-name="" style:class="extra">
      <style:paragraph-properties fo:margin-top="0.141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.141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.141cm" fo:margin-bottom="0cm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de" style:family="paragraph" style:parent-style-name="Standard" style:default-outline-level="" style:list-style-name="">
      <style:text-properties style:font-name="Consolas" fo:font-weight="bold" style:font-weight-asian="bold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font-name-complex="Courier New2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size-asian="20pt" style:font-weight-asian="bold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language="bg" fo:country="BG" fo:font-weight="bold" style:font-size-asian="18pt" style:font-weight-asian="bold" style:font-name-complex="F" style:font-size-complex="18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size-asian="16pt" style:font-weight-asian="bold" style:font-name-complex="F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size-asian="14pt" style:font-weight-asian="bold" style:font-name-complex="F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weight-asian="bold" style:font-name-complex="F"/>
    </style:style>
    <style:style style:name="Code_20_Char" style:display-name="Code Char" style:family="text" style:parent-style-name="Default_20_Paragraph_20_Font">
      <style:text-properties style:font-name="Consolas" fo:font-weight="bold" style:font-weight-asian="bold"/>
    </style:style>
    <style:style style:name="List_20_Paragraph_20_Char" style:display-name="List Paragraph Char" style:family="text" style:parent-style-name="Default_20_Paragraph_20_Fon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1" style:font-size-asian="10pt" style:font-name-complex="Courier New2" style:font-size-complex="10pt"/>
    </style:style>
    <style:style style:name="HTML_20_Preformatted_20_Char1" style:display-name="HTML Preformatted Char1" style:family="text" style:parent-style-name="Default_20_Paragraph_20_Font">
      <style:text-properties style:font-name="Consolas" fo:font-size="10pt" style:font-size-asian="10pt" style:font-size-complex="10pt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style:font-name-complex="Symbol1"/>
    </style:style>
    <style:style style:name="ListLabel_20_3" style:display-name="ListLabel 3" style:family="text">
      <style:text-properties style:font-name-complex="Wingdings1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5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2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9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6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3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0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7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4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5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2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9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6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3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0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7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4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0.13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8.908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17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1.44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12.718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3.988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5.258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6.52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7.7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0.13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8.908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17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1.44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12.718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3.988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5.258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6.52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7.7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Exercises and Homework for the Programming Fundamentals Course at SoftUni</dc:title>
    <dc:subject>Lambda and LINQ Exercises</dc:subject>
    <meta:initial-creator>Software University Foundation</meta:initial-creator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Programming Fundamentals Course @ SoftUni - https://softuni.bg/courses/programming-fundamentals</dc:description>
    <dc:creator>h p</dc:creator>
    <meta:editing-cycles>784</meta:editing-cycles>
    <meta:print-date>2016-06-02T10:26:00</meta:print-date>
    <meta:creation-date>2015-01-15T07:45:00</meta:creation-date>
    <dc:date>2017-07-22T13:40:14.53</dc:date>
    <meta:editing-duration>PT1H1M59S</meta:editing-duration>
    <meta:generator>OpenOffice/4.1.3$Win32 OpenOffice.org_project/413m1$Build-9783</meta:generator>
    <meta:document-statistic meta:table-count="6" meta:image-count="0" meta:object-count="0" meta:page-count="6" meta:paragraph-count="222" meta:word-count="1701" meta:character-count="10573"/>
    <meta:user-defined meta:name="AppVersion">16.0000</meta:user-defined>
    <meta:user-defined meta:name="Company">Software University Foundation - http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, education, software engineering, software development</meta:user-defined>
    <meta:template xlink:type="simple" xlink:actuate="onRequest" xlink:title="Normal" xlink:href=""/>
  </office:meta>
</office:document-meta>
</file>